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66" style:text-align-source="fix" style:repeat-content="false" fo:border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3399ff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6666" style:text-align-source="fix" style:repeat-content="false" fo:border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21.03mm" svg:y="61.33mm">
            <loext:p draw:notify-on-update-of-ranges="Feuille1.A25:Feuille1.A37 Feuille1.B24:Feuille1.B24 Feuille1.B25:Feuille1.B37 Feuille1.C24:Feuille1.C24 Feuille1.C25:Feuille1.C37 Feuille1.D24:Feuille1.D24 Feuille1.D25:Feuille1.D37 Feuille1.E24:Feuille1.E24 Feuille1.E25:Feuille1.E37 Feuille1.F24:Feuille1.F24 Feuille1.F25:Feuille1.F37 Feuille1.G24:Feuille1.G24 Feuille1.G25:Feuille1.G37 Feuille1.H24:Feuille1.H24 Feuille1.H25:Feuille1.H37 Feuille1.I24:Feuille1.I24 Feuille1.I25:Feuille1.I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2.71mm" svg:height="72.48mm" svg:x="239.57mm" svg:y="155.97mm">
            <loext:p draw:notify-on-update-of-ranges="Feuille1.A42:Feuille1.A54 Feuille1.B41:Feuille1.B41 Feuille1.B42:Feuille1.B54 Feuille1.C41:Feuille1.C41 Feuille1.C42:Feuille1.C54 Feuille1.D41:Feuille1.D41 Feuille1.D42:Feuille1.D54 Feuille1.E41:Feuille1.E41 Feuille1.E42:Feuille1.E54 Feuille1.F41:Feuille1.F41 Feuille1.F42:Feuille1.F54 Feuille1.G41:Feuille1.G41 Feuille1.G42:Feuille1.G54 Feuille1.H41:Feuille1.H41 Feuille1.H42:Feuille1.H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4.42mm" svg:height="75.61mm" svg:x="237.28mm" svg:y="231.06mm">
            <loext:p draw:notify-on-update-of-ranges="Feuille1.A59:Feuille1.A71 Feuille1.B58:Feuille1.B58 Feuille1.B59:Feuille1.B71 Feuille1.C58:Feuille1.C58 Feuille1.C59:Feuille1.C71 Feuille1.D58:Feuille1.D58 Feuille1.D59:Feuille1.D71 Feuille1.E58:Feuille1.E58 Feuille1.E59:Feuille1.E71 Feuille1.F58:Feuille1.F58 Feuille1.F59:Feuille1.F71 Feuille1.G58:Feuille1.G58 Feuille1.G59:Feuille1.G71 Feuille1.H58:Feuille1.H58 Feuille1.H59:Feuille1.H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30.41mm" svg:height="73.35mm" svg:x="173.38mm" svg:y="332.48mm">
            <loext:p draw:notify-on-update-of-ranges="Feuille1.A76:Feuille1.A88 Feuille1.B75:Feuille1.B75 Feuille1.B76:Feuille1.B88 Feuille1.C75:Feuille1.C75 Feuille1.C76:Feuille1.C88 Feuille1.D75:Feuille1.D75 Feuille1.D76:Feuille1.D88 Feuille1.E75:Feuille1.E75 Feuille1.E76:Feuille1.E88 Feuille1.F75:Feuille1.F75 Feuille1.F76:Feuille1.F88 Feuille1.G75:Feuille1.G75 Feuille1.G76:Feuille1.G8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nc,s" draw:style-name="gr1" draw:text-style-name="P1" svg:width="128.3mm" svg:height="72.17mm" svg:x="387.04mm" svg:y="70.89mm">
            <loext:p draw:notify-on-update-of-ranges="Feuille1.A39:Feuille1.A39 Feuille1.B24:Feuille1.B24 Feuille1.B39:Feuille1.B39 Feuille1.C24:Feuille1.C24 Feuille1.C39:Feuille1.C39 Feuille1.D24:Feuille1.D24 Feuille1.D39:Feuille1.D39 Feuille1.E24:Feuille1.E24 Feuille1.E39:Feuille1.E39 Feuille1.F24:Feuille1.F24 Feuille1.F39:Feuille1.F39 Feuille1.G24:Feuille1.G24 Feuille1.G39:Feuille1.G39 Feuille1.H24:Feuille1.H24 Feuille1.H39:Feuille1.H39 Feuille1.I24:Feuille1.I24 Feuille1.I39:Feuille1.I39"/>
            <draw:object xlink:href="./Object 5" xlink:type="simple" xlink:show="embed" xlink:actuate="onLoad"/>
            <draw:image xlink:href="./ObjectReplacements/Object 5" xlink:type="simple" xlink:show="embed" xlink:actuate="onLoad"/>
            <svg:title>Heures de la vierge</svg:title>
          </draw:frame>
          <draw:frame draw:z-index="5" draw:style-name="gr1" draw:text-style-name="P1" svg:width="128.5mm" svg:height="72.28mm" svg:x="378.34mm" svg:y="156.61mm">
            <loext:p draw:notify-on-update-of-ranges="Feuille1.A56:Feuille1.A56 Feuille1.B41:Feuille1.B41 Feuille1.B56:Feuille1.B56 Feuille1.C41:Feuille1.C41 Feuille1.C56:Feuille1.C56 Feuille1.D41:Feuille1.D41 Feuille1.D56:Feuille1.D56 Feuille1.E41:Feuille1.E41 Feuille1.E56:Feuille1.E56 Feuille1.F41:Feuille1.F41 Feuille1.F56:Feuille1.F56 Feuille1.G41:Feuille1.G41 Feuille1.G56:Feuille1.G56 Feuille1.H41:Feuille1.H41 Feuille1.H56:Feuille1.H5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26.61mm" svg:height="71.21mm" svg:x="374.4mm" svg:y="233.34mm">
            <loext:p draw:notify-on-update-of-ranges="Feuille1.A73:Feuille1.A73 Feuille1.B58:Feuille1.B58 Feuille1.B73:Feuille1.B73 Feuille1.C58:Feuille1.C58 Feuille1.C73:Feuille1.C73 Feuille1.D58:Feuille1.D58 Feuille1.D73:Feuille1.D73 Feuille1.E58:Feuille1.E58 Feuille1.E73:Feuille1.E73 Feuille1.F58:Feuille1.F58 Feuille1.F73:Feuille1.F73 Feuille1.G58:Feuille1.G58 Feuille1.G73:Feuille1.G73 Feuille1.H58:Feuille1.H58 Feuille1.H73:Feuille1.H7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27.87mm" svg:height="71.92mm" svg:x="308.95mm" svg:y="331.84mm">
            <loext:p draw:notify-on-update-of-ranges="Feuille1.A90:Feuille1.A90 Feuille1.B75:Feuille1.B75 Feuille1.B90:Feuille1.B90 Feuille1.C75:Feuille1.C75 Feuille1.C90:Feuille1.C90 Feuille1.D75:Feuille1.D75 Feuille1.D90:Feuille1.D90 Feuille1.E75:Feuille1.E75 Feuille1.E90:Feuille1.E90 Feuille1.F75:Feuille1.F75 Feuille1.F90:Feuille1.F90 Feuille1.G75:Feuille1.G75 Feuille1.G90:Feuille1.G9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8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3">
            <text:p>Ces données sont basées sur les documents .docx de Book_of_hours.zip</text:p>
          </table:table-cell>
          <table:covered-table-cell table:number-columns-repeated="2" table:style-name="Default"/>
          <table:table-cell table:style-name="Default" table:number-columns-repeated="4"/>
          <table:table-cell table:number-columns-repeated="3"/>
        </table:table-row>
        <table:table-row table:style-name="ro1">
          <table:covered-table-cell table:number-columns-repeated="3" table:style-name="Default"/>
          <table:table-cell table:style-name="Default" table:number-columns-repeated="4"/>
          <table:table-cell table:number-columns-repeated="3"/>
        </table:table-row>
        <table:table-row table:style-name="ro1">
          <table:covered-table-cell table:number-columns-repeated="3" table:style-name="Default"/>
          <table:table-cell table:style-name="Default" table:number-columns-repeated="4"/>
          <table:table-cell table:number-columns-repeated="3"/>
        </table:table-row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Abréviation</text:p>
          </table:table-cell>
          <table:table-cell table:style-name="ce6" office:value-type="string" calcext:value-type="string" table:number-columns-spanned="2" table:number-rows-spanned="1">
            <text:p>Mots</text:p>
          </table:table-cell>
          <table:covered-table-cell table:style-name="ce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 (-)</text:p>
          </table:table-cell>
          <table:table-cell table:style-name="ce3" office:value-type="string" calcext:value-type="string" table:number-columns-spanned="2" table:number-rows-spanned="1">
            <text:p>Antiphon</text:p>
          </table:table-cell>
          <table:covered-table-cell table:style-name="ce9"/>
          <table:table-cell table:style-name="ce4" office:value-type="string" calcext:value-type="string" table:number-columns-spanned="5" table:number-rows-spanned="1">
            <text:p>Refrain liturgique repris par le chœur entre chaque verset d'un psaume</text:p>
          </table:table-cell>
          <table:covered-table-cell table:number-columns-repeated="3" table:style-name="Default"/>
          <table:covered-table-cell/>
          <table:table-cell office:value-type="string" calcext:value-type="string">
            <text:p>voir <text:a xlink:href="http://www.cfc-liturgie.fr/index.php?option=com_content&amp;task=view&amp;id=987&amp;Itemid=206" xlink:type="simple">http://www.cfc-liturgie.fr/index.php?option=com_content&amp;task=view&amp;id=987&amp;Itemid=206</text:a></text:p>
          </table:table-cell>
          <table:table-cell/>
        </table:table-row>
        <table:table-row table:style-name="ro1">
          <table:table-cell office:value-type="string" calcext:value-type="string">
            <text:p>Abs (-)</text:p>
          </table:table-cell>
          <table:table-cell table:style-name="ce3" office:value-type="string" calcext:value-type="string" table:number-columns-spanned="2" table:number-rows-spanned="1">
            <text:p>Absolution</text:p>
          </table:table-cell>
          <table:covered-table-cell table:style-name="ce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Ben (-)</text:p>
          </table:table-cell>
          <table:table-cell table:style-name="ce3" office:value-type="string" calcext:value-type="string" table:number-columns-spanned="2" table:number-rows-spanned="1">
            <text:p>Benediction</text:p>
          </table:table-cell>
          <table:covered-table-cell table:style-name="ce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Cant (+)</text:p>
          </table:table-cell>
          <table:table-cell table:style-name="ce3" office:value-type="string" calcext:value-type="string" table:number-columns-spanned="2" table:number-rows-spanned="1">
            <text:p>Canticle</text:p>
          </table:table-cell>
          <table:covered-table-cell table:style-name="ce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Cap (-)</text:p>
          </table:table-cell>
          <table:table-cell table:style-name="ce3" office:value-type="string" calcext:value-type="string" table:number-columns-spanned="2" table:number-rows-spanned="1">
            <text:p>Capitulum</text:p>
          </table:table-cell>
          <table:covered-table-cell table:style-name="ce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nv (-)</text:p>
          </table:table-cell>
          <table:table-cell table:style-name="ce3" office:value-type="string" calcext:value-type="string" table:number-columns-spanned="2" table:number-rows-spanned="1">
            <text:p>Invitatory</text:p>
          </table:table-cell>
          <table:covered-table-cell table:style-name="ce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Les (+)</text:p>
          </table:table-cell>
          <table:table-cell table:style-name="ce3" office:value-type="string" calcext:value-type="string" table:number-columns-spanned="2" table:number-rows-spanned="1">
            <text:p>Lesson</text:p>
          </table:table-cell>
          <table:covered-table-cell table:style-name="ce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Or (~)</text:p>
          </table:table-cell>
          <table:table-cell table:style-name="ce3" office:value-type="string" calcext:value-type="string" table:number-columns-spanned="2" table:number-rows-spanned="1">
            <text:p>Oration</text:p>
          </table:table-cell>
          <table:covered-table-cell table:style-name="ce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s (+)</text:p>
          </table:table-cell>
          <table:table-cell table:style-name="ce3" office:value-type="string" calcext:value-type="string" table:number-columns-spanned="2" table:number-rows-spanned="1">
            <text:p>Psalm</text:p>
          </table:table-cell>
          <table:covered-table-cell table:style-name="ce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 (-)</text:p>
          </table:table-cell>
          <table:table-cell table:style-name="ce3" office:value-type="string" calcext:value-type="string" table:number-columns-spanned="2" table:number-rows-spanned="1">
            <text:p>Response</text:p>
          </table:table-cell>
          <table:covered-table-cell table:style-name="ce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ecom</text:p>
          </table:table-cell>
          <table:table-cell table:style-name="ce3" office:value-type="string" calcext:value-type="string" table:number-columns-spanned="2" table:number-rows-spanned="1">
            <text:p>Recommendation</text:p>
          </table:table-cell>
          <table:covered-table-cell table:style-name="ce9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V(-)</text:p>
          </table:table-cell>
          <table:table-cell table:style-name="ce3" office:value-type="string" calcext:value-type="string" table:number-columns-spanned="2" table:number-rows-spanned="1">
            <text:p>Versicle</text:p>
          </table:table-cell>
          <table:covered-table-cell table:style-name="ce9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5" table:number-rows-spanned="1">
            <text:p>Elements entre parenthèse indiquent la taille relative des texte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(+) pour environ un paragraphe</text:p>
          </table:table-cell>
          <table:covered-table-cell table:style-name="Default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(-) pour environ une phrase</text:p>
          </table:table-cell>
          <table:covered-table-cell table:style-name="Default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(~) pour une taille variable</text:p>
          </table:table-cell>
          <table:covered-table-cell table:style-name="Default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5" office:value-type="string" calcext:value-type="string">
            <text:p>Heures de la vierge</text:p>
          </table:table-cell>
          <table:table-cell table:style-name="ce7" office:value-type="string" calcext:value-type="string">
            <text:p>Matins</text:p>
          </table:table-cell>
          <table:table-cell table:style-name="ce7" office:value-type="string" calcext:value-type="string">
            <text:p>Lauds</text:p>
          </table:table-cell>
          <table:table-cell table:style-name="ce7" office:value-type="string" calcext:value-type="string">
            <text:p>Prime</text:p>
          </table:table-cell>
          <table:table-cell table:style-name="ce7" office:value-type="string" calcext:value-type="string">
            <text:p>Terce</text:p>
          </table:table-cell>
          <table:table-cell table:style-name="ce7" office:value-type="string" calcext:value-type="string">
            <text:p>Sex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espers</text:p>
          </table:table-cell>
          <table:table-cell table:style-name="ce7" office:value-type="string" calcext:value-type="string">
            <text:p>Compline</text:p>
          </table:table-cell>
          <table:table-cell/>
        </table:table-row>
        <table:table-row table:style-name="ro1">
          <table:table-cell office:value-type="string" calcext:value-type="string">
            <text:p>A (-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bs (-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" table:number-columns-repeated="2"/>
          <table:table-cell/>
        </table:table-row>
        <table:table-row table:style-name="ro1">
          <table:table-cell office:value-type="string" calcext:value-type="string">
            <text:p>Ben (-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" table:number-columns-repeated="2"/>
          <table:table-cell/>
        </table:table-row>
        <table:table-row table:style-name="ro1">
          <table:table-cell office:value-type="string" calcext:value-type="string">
            <text:p>Cant (+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 (-)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 (-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" table:number-columns-repeated="2"/>
          <table:table-cell/>
        </table:table-row>
        <table:table-row table:style-name="ro1">
          <table:table-cell office:value-type="string" calcext:value-type="string">
            <text:p>Les (+)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8" table:number-columns-repeated="2"/>
          <table:table-cell/>
        </table:table-row>
        <table:table-row table:style-name="ro1">
          <table:table-cell office:value-type="string" calcext:value-type="string">
            <text:p>Or (~)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s (+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 (-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com</text:p>
          </table:table-cell>
          <table:table-cell table:number-columns-repeated="6"/>
          <table:table-cell table:style-name="ce8" table:number-columns-repeated="2"/>
          <table:table-cell/>
        </table:table-row>
        <table:table-row table:style-name="ro1">
          <table:table-cell office:value-type="string" calcext:value-type="string">
            <text:p>V(-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utres (~) prièr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7"/>
          <table:table-cell table:style-name="ce8" table:number-columns-repeated="2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5:.B37])" office:value-type="float" office:value="58" calcext:value-type="float">
            <text:p>58</text:p>
          </table:table-cell>
          <table:table-cell table:formula="of:=SUM([.C25:.C37])" office:value-type="float" office:value="35" calcext:value-type="float">
            <text:p>35</text:p>
          </table:table-cell>
          <table:table-cell table:formula="of:=SUM([.D25:.D37])" office:value-type="float" office:value="18" calcext:value-type="float">
            <text:p>18</text:p>
          </table:table-cell>
          <table:table-cell table:formula="of:=SUM([.E25:.E37])" office:value-type="float" office:value="16" calcext:value-type="float">
            <text:p>16</text:p>
          </table:table-cell>
          <table:table-cell table:formula="of:=SUM([.F25:.F37])" office:value-type="float" office:value="21" calcext:value-type="float">
            <text:p>21</text:p>
          </table:table-cell>
          <table:table-cell table:formula="of:=SUM([.G25:.G37])" office:value-type="float" office:value="20" calcext:value-type="float">
            <text:p>20</text:p>
          </table:table-cell>
          <table:table-cell table:style-name="ce8" table:formula="of:=SUM([.H25:.H37])" office:value-type="float" office:value="34" calcext:value-type="float">
            <text:p>34</text:p>
          </table:table-cell>
          <table:table-cell table:style-name="ce8" table:formula="of:=SUM([.I25:.I37])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5" office:value-type="string" calcext:value-type="string">
            <text:p>Heures de la croix</text:p>
          </table:table-cell>
          <table:table-cell table:style-name="ce7" office:value-type="string" calcext:value-type="string">
            <text:p>Matins</text:p>
          </table:table-cell>
          <table:table-cell table:style-name="ce7" office:value-type="string" calcext:value-type="string">
            <text:p>Prime</text:p>
          </table:table-cell>
          <table:table-cell table:style-name="ce7" office:value-type="string" calcext:value-type="string">
            <text:p>Terce</text:p>
          </table:table-cell>
          <table:table-cell table:style-name="ce7" office:value-type="string" calcext:value-type="string">
            <text:p>Sex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espers</text:p>
          </table:table-cell>
          <table:table-cell table:style-name="ce7" office:value-type="string" calcext:value-type="string">
            <text:p>Comp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(-)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 (-)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Ben (-)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Cant (+)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Cap (-)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Inv (-)</text:p>
          </table:table-cell>
          <table:table-cell table:number-columns-repeated="6"/>
          <table:table-cell table:style-name="ce8"/>
          <table:table-cell table:style-name="ce10" office:value-type="string" calcext:value-type="string" table:number-columns-spanned="2" table:number-rows-spanned="2">
            <text:p>Succession de répétition de la structure</text:p>
          </table:table-cell>
          <table:covered-table-cell/>
        </table:table-row>
        <table:table-row table:style-name="ro1">
          <table:table-cell office:value-type="string" calcext:value-type="string">
            <text:p>Les (+)</text:p>
          </table:table-cell>
          <table:table-cell table:number-columns-repeated="6"/>
          <table:table-cell table:style-name="ce8"/>
          <table:covered-table-cell table:number-columns-repeated="2"/>
        </table:table-row>
        <table:table-row table:style-name="ro1">
          <table:table-cell office:value-type="string" calcext:value-type="string">
            <text:p>Or (~)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 (+)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R (-)</text:p>
          </table:table-cell>
          <table:table-cell table:number-columns-repeated="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(-)</text:p>
          </table:table-cell>
          <table:table-cell table:number-columns-repeated="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res (~) prière</text:p>
          </table:table-cell>
          <table:table-cell table:number-columns-repeated="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2:.B54])" office:value-type="float" office:value="12" calcext:value-type="float">
            <text:p>12</text:p>
          </table:table-cell>
          <table:table-cell table:formula="of:=SUM([.C42:.C54])" office:value-type="float" office:value="12" calcext:value-type="float">
            <text:p>12</text:p>
          </table:table-cell>
          <table:table-cell table:formula="of:=SUM([.D42:.D54])" office:value-type="float" office:value="12" calcext:value-type="float">
            <text:p>12</text:p>
          </table:table-cell>
          <table:table-cell table:formula="of:=SUM([.E42:.E54])" office:value-type="float" office:value="12" calcext:value-type="float">
            <text:p>12</text:p>
          </table:table-cell>
          <table:table-cell table:formula="of:=SUM([.F42:.F54])" office:value-type="float" office:value="12" calcext:value-type="float">
            <text:p>12</text:p>
          </table:table-cell>
          <table:table-cell table:formula="of:=SUM([.G42:.G54])" office:value-type="float" office:value="12" calcext:value-type="float">
            <text:p>12</text:p>
          </table:table-cell>
          <table:table-cell table:style-name="ce8" table:formula="of:=SUM([.H42:.H54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5" office:value-type="string" calcext:value-type="string">
            <text:p>Heures saint-esprit</text:p>
          </table:table-cell>
          <table:table-cell table:style-name="ce7" office:value-type="string" calcext:value-type="string">
            <text:p>Matins</text:p>
          </table:table-cell>
          <table:table-cell table:style-name="ce7" office:value-type="string" calcext:value-type="string">
            <text:p>Prime</text:p>
          </table:table-cell>
          <table:table-cell table:style-name="ce7" office:value-type="string" calcext:value-type="string">
            <text:p>Tierce</text:p>
          </table:table-cell>
          <table:table-cell table:style-name="ce7" office:value-type="string" calcext:value-type="string">
            <text:p>Sex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espers</text:p>
          </table:table-cell>
          <table:table-cell table:style-name="ce7" office:value-type="string" calcext:value-type="string">
            <text:p>Comp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(-)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 (-)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Ben (-)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Cant (+)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Cap (-)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Inv (-)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Les (+)</text:p>
          </table:table-cell>
          <table:table-cell table:number-columns-repeated="6"/>
          <table:table-cell table:style-name="ce8"/>
          <table:table-cell table:style-name="ce10" office:value-type="string" calcext:value-type="string" table:number-columns-spanned="2" table:number-rows-spanned="2">
            <text:p>Succession de répétition de la structure</text:p>
          </table:table-cell>
          <table:covered-table-cell/>
        </table:table-row>
        <table:table-row table:style-name="ro1">
          <table:table-cell office:value-type="string" calcext:value-type="string">
            <text:p>Or (~)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s (+)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R (-)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(-)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res (~) prière</text:p>
          </table:table-cell>
          <table:table-cell table:number-columns-repeated="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9:.B71])" office:value-type="float" office:value="11" calcext:value-type="float">
            <text:p>11</text:p>
          </table:table-cell>
          <table:table-cell table:formula="of:=SUM([.C59:.C71])" office:value-type="float" office:value="9" calcext:value-type="float">
            <text:p>9</text:p>
          </table:table-cell>
          <table:table-cell table:formula="of:=SUM([.D59:.D71])" office:value-type="float" office:value="9" calcext:value-type="float">
            <text:p>9</text:p>
          </table:table-cell>
          <table:table-cell table:formula="of:=SUM([.E59:.E71])" office:value-type="float" office:value="9" calcext:value-type="float">
            <text:p>9</text:p>
          </table:table-cell>
          <table:table-cell table:formula="of:=SUM([.F59:.F71])" office:value-type="float" office:value="9" calcext:value-type="float">
            <text:p>9</text:p>
          </table:table-cell>
          <table:table-cell table:formula="of:=SUM([.G59:.G71])" office:value-type="float" office:value="9" calcext:value-type="float">
            <text:p>9</text:p>
          </table:table-cell>
          <table:table-cell table:style-name="ce8" table:formula="of:=SUM([.H59:.H71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5" office:value-type="string" calcext:value-type="string">
            <text:p>Heures des morts</text:p>
          </table:table-cell>
          <table:table-cell table:style-name="ce7" office:value-type="string" calcext:value-type="string">
            <text:p>Vespers</text:p>
          </table:table-cell>
          <table:table-cell table:style-name="ce7" office:value-type="string" calcext:value-type="string">
            <text:p>Matins</text:p>
          </table:table-cell>
          <table:table-cell table:style-name="ce7" office:value-type="string" calcext:value-type="string">
            <text:p>Nuit une</text:p>
          </table:table-cell>
          <table:table-cell table:style-name="ce7" office:value-type="string" calcext:value-type="string">
            <text:p>Nuit deux</text:p>
          </table:table-cell>
          <table:table-cell table:style-name="ce7" office:value-type="string" calcext:value-type="string">
            <text:p>Nuit trois</text:p>
          </table:table-cell>
          <table:table-cell table:style-name="ce7" office:value-type="string" calcext:value-type="string">
            <text:p>Lau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-)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 (-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 (-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t (+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(-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v (-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 (+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 (~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 (+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(-)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(-)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res (~) priè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76:.B88])" office:value-type="float" office:value="36" calcext:value-type="float">
            <text:p>36</text:p>
          </table:table-cell>
          <table:table-cell table:formula="of:=SUM([.C76:.C88])" office:value-type="float" office:value="5" calcext:value-type="float">
            <text:p>5</text:p>
          </table:table-cell>
          <table:table-cell table:formula="of:=SUM([.D76:.D88])" office:value-type="float" office:value="24" calcext:value-type="float">
            <text:p>24</text:p>
          </table:table-cell>
          <table:table-cell table:formula="of:=SUM([.E76:.E88])" office:value-type="float" office:value="24" calcext:value-type="float">
            <text:p>24</text:p>
          </table:table-cell>
          <table:table-cell table:formula="of:=SUM([.F76:.F88])" office:value-type="float" office:value="28" calcext:value-type="float">
            <text:p>28</text:p>
          </table:table-cell>
          <table:table-cell table:formula="of:=SUM([.G76:.G88]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5" office:value-type="string" calcext:value-type="string">
            <text:p>Suffrages</text:p>
          </table:table-cell>
          <table:table-cell table:style-name="ce7" office:value-type="string" calcext:value-type="string">
            <text:p>Matins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A (-)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Abs (-)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Ben (-)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Cant (+)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Cap (-)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Inv (-)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Les (+)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r (~)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Ps (+)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R (-)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V(-)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Autres (~) prière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93:.B105])" office:value-type="float" office:value="98" calcext:value-type="float">
            <text:p>98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10:10:48.792582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6:27:33.599111025</meta:creation-date>
    <dc:date>2018-03-23T11:10:19.901024142</dc:date>
    <meta:editing-duration>PT5H45M51S</meta:editing-duration>
    <meta:editing-cycles>13</meta:editing-cycles>
    <meta:generator>LibreOffice/5.1.6.2$Linux_X86_64 LibreOffice_project/10m0$Build-2</meta:generator>
    <meta:document-statistic meta:table-count="1" meta:cell-count="33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Heures de la vierge</text:p>
        </chart:title>
        <chart:legend chart:legend-position="end" svg:x="13.816cm" svg:y="2.458cm" style:legend-expansion="high" chart:style-name="ch3"/>
        <chart:plot-area chart:style-name="ch4" table:cell-range-address="Feuille1.A24:Feuille1.I37" chart:data-source-has-labels="both" svg:x="0.32cm" svg:y="1.275cm" svg:width="13.176cm" svg:height="7.545cm">
          <chartooo:coordinate-region svg:x="0.941cm" svg:y="1.275cm" svg:width="12.555cm" svg:height="5.057cm"/>
          <chart:axis chart:dimension="x" chart:name="primary-x" chart:style-name="ch5" chartooo:axis-type="auto">
            <chartooo:date-scale/>
            <chart:categories table:cell-range-address="Feuille1.A25:Feuille1.A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5:Feuille1.B37" chart:label-cell-address="Feuille1.B24:Feuille1.B24" chart:class="chart:bar">
            <chart:data-point chart:repeated="13"/>
          </chart:series>
          <chart:series chart:style-name="ch9" chart:values-cell-range-address="Feuille1.C25:Feuille1.C37" chart:label-cell-address="Feuille1.C24:Feuille1.C24" chart:class="chart:bar">
            <chart:data-point chart:repeated="13"/>
          </chart:series>
          <chart:series chart:style-name="ch10" chart:values-cell-range-address="Feuille1.D25:Feuille1.D37" chart:label-cell-address="Feuille1.D24:Feuille1.D24" chart:class="chart:bar">
            <chart:data-point chart:repeated="13"/>
          </chart:series>
          <chart:series chart:style-name="ch11" chart:values-cell-range-address="Feuille1.E25:Feuille1.E37" chart:label-cell-address="Feuille1.E24:Feuille1.E24" chart:class="chart:bar">
            <chart:data-point chart:repeated="13"/>
          </chart:series>
          <chart:series chart:style-name="ch12" chart:values-cell-range-address="Feuille1.F25:Feuille1.F37" chart:label-cell-address="Feuille1.F24:Feuille1.F24" chart:class="chart:bar">
            <chart:data-point chart:repeated="13"/>
          </chart:series>
          <chart:series chart:style-name="ch13" chart:values-cell-range-address="Feuille1.G25:Feuille1.G37" chart:label-cell-address="Feuille1.G24:Feuille1.G24" chart:class="chart:bar">
            <chart:data-point chart:repeated="13"/>
          </chart:series>
          <chart:series chart:style-name="ch14" chart:values-cell-range-address="Feuille1.H25:Feuille1.H37" chart:label-cell-address="Feuille1.H24:Feuille1.H24" chart:class="chart:bar">
            <chart:data-point chart:repeated="13"/>
          </chart:series>
          <chart:series chart:style-name="ch15" chart:values-cell-range-address="Feuille1.I25:Feuille1.I37" chart:label-cell-address="Feuille1.I24:Feuille1.I24" chart:class="chart:ba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ins</text:p>
                <draw:g>
                  <svg:desc>Feuille1.B24:Feuille1.B24</svg:desc>
                </draw:g>
              </table:table-cell>
              <table:table-cell office:value-type="string">
                <text:p>Lauds</text:p>
                <draw:g>
                  <svg:desc>Feuille1.C24:Feuille1.C24</svg:desc>
                </draw:g>
              </table:table-cell>
              <table:table-cell office:value-type="string">
                <text:p>Prime</text:p>
                <draw:g>
                  <svg:desc>Feuille1.D24:Feuille1.D24</svg:desc>
                </draw:g>
              </table:table-cell>
              <table:table-cell office:value-type="string">
                <text:p>Terce</text:p>
                <draw:g>
                  <svg:desc>Feuille1.E24:Feuille1.E24</svg:desc>
                </draw:g>
              </table:table-cell>
              <table:table-cell office:value-type="string">
                <text:p>Sext</text:p>
                <draw:g>
                  <svg:desc>Feuille1.F24:Feuille1.F24</svg:desc>
                </draw:g>
              </table:table-cell>
              <table:table-cell office:value-type="string">
                <text:p>None</text:p>
                <draw:g>
                  <svg:desc>Feuille1.G24:Feuille1.G24</svg:desc>
                </draw:g>
              </table:table-cell>
              <table:table-cell office:value-type="string">
                <text:p>Vespers</text:p>
                <draw:g>
                  <svg:desc>Feuille1.H24:Feuille1.H24</svg:desc>
                </draw:g>
              </table:table-cell>
              <table:table-cell office:value-type="string">
                <text:p>Compline</text:p>
                <draw:g>
                  <svg:desc>Feuille1.I24:Feuille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(-)</text:p>
                <draw:g>
                  <svg:desc>Feuille1.A25:Feuille1.A37</svg:desc>
                </draw:g>
              </table:table-cell>
              <table:table-cell office:value-type="float" office:value="18">
                <text:p>18</text:p>
                <draw:g>
                  <svg:desc>Feuille1.B25:Feuille1.B37</svg:desc>
                </draw:g>
              </table:table-cell>
              <table:table-cell office:value-type="float" office:value="13">
                <text:p>13</text:p>
                <draw:g>
                  <svg:desc>Feuille1.C25:Feuille1.C37</svg:desc>
                </draw:g>
              </table:table-cell>
              <table:table-cell office:value-type="float" office:value="3">
                <text:p>3</text:p>
                <draw:g>
                  <svg:desc>Feuille1.D25:Feuille1.D37</svg:desc>
                </draw:g>
              </table:table-cell>
              <table:table-cell office:value-type="float" office:value="3">
                <text:p>3</text:p>
                <draw:g>
                  <svg:desc>Feuille1.E25:Feuille1.E37</svg:desc>
                </draw:g>
              </table:table-cell>
              <table:table-cell office:value-type="float" office:value="3">
                <text:p>3</text:p>
                <draw:g>
                  <svg:desc>Feuille1.F25:Feuille1.F37</svg:desc>
                </draw:g>
              </table:table-cell>
              <table:table-cell office:value-type="float" office:value="3">
                <text:p>3</text:p>
                <draw:g>
                  <svg:desc>Feuille1.G25:Feuille1.G37</svg:desc>
                </draw:g>
              </table:table-cell>
              <table:table-cell office:value-type="float" office:value="13">
                <text:p>13</text:p>
                <draw:g>
                  <svg:desc>Feuille1.H25:Feuille1.H37</svg:desc>
                </draw:g>
              </table:table-cell>
              <table:table-cell office:value-type="float" office:value="3">
                <text:p>3</text:p>
                <draw:g>
                  <svg:desc>Feuille1.I25:Feuille1.I37</svg:desc>
                </draw:g>
              </table:table-cell>
            </table:table-row>
            <table:table-row>
              <table:table-cell office:value-type="string">
                <text:p>Abs (-)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n (-)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nt (+)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p (-)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v (-)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 (+)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 (~)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s (+)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 (-)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co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(-)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utres (~) prière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272cm" svg:height="7.249cm" xlink:href=".." xlink:type="simple" chart:class="chart:bar" chart:style-name="ch1">
        <chart:title svg:x="4.74cm" svg:y="0.28cm" chart:style-name="ch2">
          <text:p>Heures de la croix</text:p>
        </chart:title>
        <chart:legend chart:legend-position="end" svg:x="11.088cm" svg:y="1.831cm" style:legend-expansion="high" chart:style-name="ch3"/>
        <chart:plot-area chart:style-name="ch4" table:cell-range-address="Feuille1.A41:Feuille1.H54" chart:data-source-has-labels="both" svg:x="0.265cm" svg:y="1.203cm" svg:width="10.558cm" svg:height="5.902cm">
          <chartooo:coordinate-region svg:x="0.992cm" svg:y="1.203cm" svg:width="9.831cm" svg:height="3.414cm"/>
          <chart:axis chart:dimension="x" chart:name="primary-x" chart:style-name="ch5" chartooo:axis-type="auto">
            <chartooo:date-scale/>
            <chart:categories table:cell-range-address="Feuille1.A42:Feuille1.A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42:Feuille1.B54" chart:label-cell-address="Feuille1.B41:Feuille1.B41" chart:class="chart:bar">
            <chart:data-point chart:repeated="13"/>
          </chart:series>
          <chart:series chart:style-name="ch9" chart:values-cell-range-address="Feuille1.C42:Feuille1.C54" chart:label-cell-address="Feuille1.C41:Feuille1.C41" chart:class="chart:bar">
            <chart:data-point chart:repeated="13"/>
          </chart:series>
          <chart:series chart:style-name="ch10" chart:values-cell-range-address="Feuille1.D42:Feuille1.D54" chart:label-cell-address="Feuille1.D41:Feuille1.D41" chart:class="chart:bar">
            <chart:data-point chart:repeated="13"/>
          </chart:series>
          <chart:series chart:style-name="ch11" chart:values-cell-range-address="Feuille1.E42:Feuille1.E54" chart:label-cell-address="Feuille1.E41:Feuille1.E41" chart:class="chart:bar">
            <chart:data-point chart:repeated="13"/>
          </chart:series>
          <chart:series chart:style-name="ch12" chart:values-cell-range-address="Feuille1.F42:Feuille1.F54" chart:label-cell-address="Feuille1.F41:Feuille1.F41" chart:class="chart:bar">
            <chart:data-point chart:repeated="13"/>
          </chart:series>
          <chart:series chart:style-name="ch13" chart:values-cell-range-address="Feuille1.G42:Feuille1.G54" chart:label-cell-address="Feuille1.G41:Feuille1.G41" chart:class="chart:bar">
            <chart:data-point chart:repeated="13"/>
          </chart:series>
          <chart:series chart:style-name="ch14" chart:values-cell-range-address="Feuille1.H42:Feuille1.H54" chart:label-cell-address="Feuille1.H41:Feuille1.H4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ins</text:p>
                <draw:g>
                  <svg:desc>Feuille1.B41:Feuille1.B41</svg:desc>
                </draw:g>
              </table:table-cell>
              <table:table-cell office:value-type="string">
                <text:p>Prime</text:p>
                <draw:g>
                  <svg:desc>Feuille1.C41:Feuille1.C41</svg:desc>
                </draw:g>
              </table:table-cell>
              <table:table-cell office:value-type="string">
                <text:p>Terce</text:p>
                <draw:g>
                  <svg:desc>Feuille1.D41:Feuille1.D41</svg:desc>
                </draw:g>
              </table:table-cell>
              <table:table-cell office:value-type="string">
                <text:p>Sext</text:p>
                <draw:g>
                  <svg:desc>Feuille1.E41:Feuille1.E41</svg:desc>
                </draw:g>
              </table:table-cell>
              <table:table-cell office:value-type="string">
                <text:p>None</text:p>
                <draw:g>
                  <svg:desc>Feuille1.F41:Feuille1.F41</svg:desc>
                </draw:g>
              </table:table-cell>
              <table:table-cell office:value-type="string">
                <text:p>Vespers</text:p>
                <draw:g>
                  <svg:desc>Feuille1.G41:Feuille1.G41</svg:desc>
                </draw:g>
              </table:table-cell>
              <table:table-cell office:value-type="string">
                <text:p>Compline</text:p>
                <draw:g>
                  <svg:desc>Feuille1.H41:Feuille1.H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(-)</text:p>
                <draw:g>
                  <svg:desc>Feuille1.A42:Feuille1.A54</svg:desc>
                </draw:g>
              </table:table-cell>
              <table:table-cell office:value-type="float" office:value="1">
                <text:p>1</text:p>
                <draw:g>
                  <svg:desc>Feuille1.B42:Feuille1.B54</svg:desc>
                </draw:g>
              </table:table-cell>
              <table:table-cell office:value-type="float" office:value="1">
                <text:p>1</text:p>
                <draw:g>
                  <svg:desc>Feuille1.C42:Feuille1.C54</svg:desc>
                </draw:g>
              </table:table-cell>
              <table:table-cell office:value-type="float" office:value="1">
                <text:p>1</text:p>
                <draw:g>
                  <svg:desc>Feuille1.D42:Feuille1.D54</svg:desc>
                </draw:g>
              </table:table-cell>
              <table:table-cell office:value-type="float" office:value="1">
                <text:p>1</text:p>
                <draw:g>
                  <svg:desc>Feuille1.E42:Feuille1.E54</svg:desc>
                </draw:g>
              </table:table-cell>
              <table:table-cell office:value-type="float" office:value="1">
                <text:p>1</text:p>
                <draw:g>
                  <svg:desc>Feuille1.F42:Feuille1.F54</svg:desc>
                </draw:g>
              </table:table-cell>
              <table:table-cell office:value-type="float" office:value="1">
                <text:p>1</text:p>
                <draw:g>
                  <svg:desc>Feuille1.G42:Feuille1.G54</svg:desc>
                </draw:g>
              </table:table-cell>
              <table:table-cell office:value-type="float" office:value="1">
                <text:p>1</text:p>
                <draw:g>
                  <svg:desc>Feuille1.H42:Feuille1.H54</svg:desc>
                </draw:g>
              </table:table-cell>
            </table:table-row>
            <table:table-row>
              <table:table-cell office:value-type="string">
                <text:p>Abs (-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n (-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nt (+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p (-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v (-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 (+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 (~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s (+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 (-)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co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(-)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utres (~) prièr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443cm" svg:height="7.562cm" xlink:href=".." xlink:type="simple" chart:class="chart:bar" chart:style-name="ch1">
        <chart:title svg:x="4.389cm" svg:y="0.287cm" chart:style-name="ch2">
          <text:p>Heures du Saint-Esprit</text:p>
        </chart:title>
        <chart:legend chart:legend-position="end" svg:x="11.259cm" svg:y="1.988cm" style:legend-expansion="high" chart:style-name="ch3"/>
        <chart:plot-area chart:style-name="ch4" table:cell-range-address="Feuille1.A58:Feuille1.H71" chart:data-source-has-labels="both" svg:x="0.268cm" svg:y="1.217cm" svg:width="10.723cm" svg:height="6.194cm">
          <chartooo:coordinate-region svg:x="0.995cm" svg:y="1.217cm" svg:width="9.996cm" svg:height="3.705cm"/>
          <chart:axis chart:dimension="x" chart:name="primary-x" chart:style-name="ch5" chartooo:axis-type="auto">
            <chartooo:date-scale/>
            <chart:categories table:cell-range-address="Feuille1.A59:Feuille1.A7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59:Feuille1.B71" chart:label-cell-address="Feuille1.B58:Feuille1.B58" chart:class="chart:bar">
            <chart:data-point chart:repeated="13"/>
          </chart:series>
          <chart:series chart:style-name="ch9" chart:values-cell-range-address="Feuille1.C59:Feuille1.C71" chart:label-cell-address="Feuille1.C58:Feuille1.C58" chart:class="chart:bar">
            <chart:data-point chart:repeated="13"/>
          </chart:series>
          <chart:series chart:style-name="ch10" chart:values-cell-range-address="Feuille1.D59:Feuille1.D71" chart:label-cell-address="Feuille1.D58:Feuille1.D58" chart:class="chart:bar">
            <chart:data-point chart:repeated="13"/>
          </chart:series>
          <chart:series chart:style-name="ch11" chart:values-cell-range-address="Feuille1.E59:Feuille1.E71" chart:label-cell-address="Feuille1.E58:Feuille1.E58" chart:class="chart:bar">
            <chart:data-point chart:repeated="13"/>
          </chart:series>
          <chart:series chart:style-name="ch12" chart:values-cell-range-address="Feuille1.F59:Feuille1.F71" chart:label-cell-address="Feuille1.F58:Feuille1.F58" chart:class="chart:bar">
            <chart:data-point chart:repeated="13"/>
          </chart:series>
          <chart:series chart:style-name="ch13" chart:values-cell-range-address="Feuille1.G59:Feuille1.G71" chart:label-cell-address="Feuille1.G58:Feuille1.G58" chart:class="chart:bar">
            <chart:data-point chart:repeated="13"/>
          </chart:series>
          <chart:series chart:style-name="ch14" chart:values-cell-range-address="Feuille1.H59:Feuille1.H71" chart:label-cell-address="Feuille1.H58:Feuille1.H58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ins</text:p>
                <draw:g>
                  <svg:desc>Feuille1.B58:Feuille1.B58</svg:desc>
                </draw:g>
              </table:table-cell>
              <table:table-cell office:value-type="string">
                <text:p>Prime</text:p>
                <draw:g>
                  <svg:desc>Feuille1.C58:Feuille1.C58</svg:desc>
                </draw:g>
              </table:table-cell>
              <table:table-cell office:value-type="string">
                <text:p>Tierce</text:p>
                <draw:g>
                  <svg:desc>Feuille1.D58:Feuille1.D58</svg:desc>
                </draw:g>
              </table:table-cell>
              <table:table-cell office:value-type="string">
                <text:p>Sext</text:p>
                <draw:g>
                  <svg:desc>Feuille1.E58:Feuille1.E58</svg:desc>
                </draw:g>
              </table:table-cell>
              <table:table-cell office:value-type="string">
                <text:p>None</text:p>
                <draw:g>
                  <svg:desc>Feuille1.F58:Feuille1.F58</svg:desc>
                </draw:g>
              </table:table-cell>
              <table:table-cell office:value-type="string">
                <text:p>Vespers</text:p>
                <draw:g>
                  <svg:desc>Feuille1.G58:Feuille1.G58</svg:desc>
                </draw:g>
              </table:table-cell>
              <table:table-cell office:value-type="string">
                <text:p>Compline</text:p>
                <draw:g>
                  <svg:desc>Feuille1.H58:Feuille1.H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(-)</text:p>
                <draw:g>
                  <svg:desc>Feuille1.A59:Feuille1.A71</svg:desc>
                </draw:g>
              </table:table-cell>
              <table:table-cell office:value-type="float" office:value="1">
                <text:p>1</text:p>
                <draw:g>
                  <svg:desc>Feuille1.B59:Feuille1.B71</svg:desc>
                </draw:g>
              </table:table-cell>
              <table:table-cell office:value-type="float" office:value="1">
                <text:p>1</text:p>
                <draw:g>
                  <svg:desc>Feuille1.C59:Feuille1.C71</svg:desc>
                </draw:g>
              </table:table-cell>
              <table:table-cell office:value-type="float" office:value="1">
                <text:p>1</text:p>
                <draw:g>
                  <svg:desc>Feuille1.D59:Feuille1.D71</svg:desc>
                </draw:g>
              </table:table-cell>
              <table:table-cell office:value-type="float" office:value="1">
                <text:p>1</text:p>
                <draw:g>
                  <svg:desc>Feuille1.E59:Feuille1.E71</svg:desc>
                </draw:g>
              </table:table-cell>
              <table:table-cell office:value-type="float" office:value="1">
                <text:p>1</text:p>
                <draw:g>
                  <svg:desc>Feuille1.F59:Feuille1.F71</svg:desc>
                </draw:g>
              </table:table-cell>
              <table:table-cell office:value-type="float" office:value="1">
                <text:p>1</text:p>
                <draw:g>
                  <svg:desc>Feuille1.G59:Feuille1.G71</svg:desc>
                </draw:g>
              </table:table-cell>
              <table:table-cell office:value-type="float" office:value="1">
                <text:p>1</text:p>
                <draw:g>
                  <svg:desc>Feuille1.H59:Feuille1.H71</svg:desc>
                </draw:g>
              </table:table-cell>
            </table:table-row>
            <table:table-row>
              <table:table-cell office:value-type="string">
                <text:p>Abs (-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n (-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nt (+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p (-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v (-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 (+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 (~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s (+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 (-)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co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(-)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utres (~) prière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42cm" svg:height="7.336cm" xlink:href=".." xlink:type="simple" chart:class="chart:bar" chart:style-name="ch1">
        <chart:title svg:x="4.665cm" svg:y="0.282cm" chart:style-name="ch2">
          <text:p>Heures des morts</text:p>
        </chart:title>
        <chart:legend chart:legend-position="end" svg:x="10.832cm" svg:y="2.124cm" style:legend-expansion="high" chart:style-name="ch3"/>
        <chart:plot-area chart:style-name="ch4" table:cell-range-address="Feuille1.A75:Feuille1.G88" chart:data-source-has-labels="both" svg:x="0.26cm" svg:y="1.207cm" svg:width="10.312cm" svg:height="5.983cm">
          <chartooo:coordinate-region svg:x="0.881cm" svg:y="1.207cm" svg:width="9.691cm" svg:height="3.495cm"/>
          <chart:axis chart:dimension="x" chart:name="primary-x" chart:style-name="ch5" chartooo:axis-type="auto">
            <chartooo:date-scale/>
            <chart:categories table:cell-range-address="Feuille1.A76:Feuille1.A8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76:Feuille1.B88" chart:label-cell-address="Feuille1.B75:Feuille1.B75" chart:class="chart:bar">
            <chart:data-point chart:repeated="13"/>
          </chart:series>
          <chart:series chart:style-name="ch9" chart:values-cell-range-address="Feuille1.C76:Feuille1.C88" chart:label-cell-address="Feuille1.C75:Feuille1.C75" chart:class="chart:bar">
            <chart:data-point chart:repeated="13"/>
          </chart:series>
          <chart:series chart:style-name="ch10" chart:values-cell-range-address="Feuille1.D76:Feuille1.D88" chart:label-cell-address="Feuille1.D75:Feuille1.D75" chart:class="chart:bar">
            <chart:data-point chart:repeated="13"/>
          </chart:series>
          <chart:series chart:style-name="ch11" chart:values-cell-range-address="Feuille1.E76:Feuille1.E88" chart:label-cell-address="Feuille1.E75:Feuille1.E75" chart:class="chart:bar">
            <chart:data-point chart:repeated="13"/>
          </chart:series>
          <chart:series chart:style-name="ch12" chart:values-cell-range-address="Feuille1.F76:Feuille1.F88" chart:label-cell-address="Feuille1.F75:Feuille1.F75" chart:class="chart:bar">
            <chart:data-point chart:repeated="13"/>
          </chart:series>
          <chart:series chart:style-name="ch13" chart:values-cell-range-address="Feuille1.G76:Feuille1.G88" chart:label-cell-address="Feuille1.G75:Feuille1.G75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spers</text:p>
                <draw:g>
                  <svg:desc>Feuille1.B75:Feuille1.B75</svg:desc>
                </draw:g>
              </table:table-cell>
              <table:table-cell office:value-type="string">
                <text:p>Matins</text:p>
                <draw:g>
                  <svg:desc>Feuille1.C75:Feuille1.C75</svg:desc>
                </draw:g>
              </table:table-cell>
              <table:table-cell office:value-type="string">
                <text:p>Nuit une</text:p>
                <draw:g>
                  <svg:desc>Feuille1.D75:Feuille1.D75</svg:desc>
                </draw:g>
              </table:table-cell>
              <table:table-cell office:value-type="string">
                <text:p>Nuit deux</text:p>
                <draw:g>
                  <svg:desc>Feuille1.E75:Feuille1.E75</svg:desc>
                </draw:g>
              </table:table-cell>
              <table:table-cell office:value-type="string">
                <text:p>Nuit trois</text:p>
                <draw:g>
                  <svg:desc>Feuille1.F75:Feuille1.F75</svg:desc>
                </draw:g>
              </table:table-cell>
              <table:table-cell office:value-type="string">
                <text:p>Lauds</text:p>
                <draw:g>
                  <svg:desc>Feuille1.G75:Feuille1.G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(-)</text:p>
                <draw:g>
                  <svg:desc>Feuille1.A76:Feuille1.A88</svg:desc>
                </draw:g>
              </table:table-cell>
              <table:table-cell office:value-type="float" office:value="12">
                <text:p>12</text:p>
                <draw:g>
                  <svg:desc>Feuille1.B76:Feuille1.B88</svg:desc>
                </draw:g>
              </table:table-cell>
              <table:table-cell office:value-type="float" office:value="NaN">
                <text:p>NaN</text:p>
                <draw:g>
                  <svg:desc>Feuille1.C76:Feuille1.C88</svg:desc>
                </draw:g>
              </table:table-cell>
              <table:table-cell office:value-type="float" office:value="6">
                <text:p>6</text:p>
                <draw:g>
                  <svg:desc>Feuille1.D76:Feuille1.D88</svg:desc>
                </draw:g>
              </table:table-cell>
              <table:table-cell office:value-type="float" office:value="6">
                <text:p>6</text:p>
                <draw:g>
                  <svg:desc>Feuille1.E76:Feuille1.E88</svg:desc>
                </draw:g>
              </table:table-cell>
              <table:table-cell office:value-type="float" office:value="6">
                <text:p>6</text:p>
                <draw:g>
                  <svg:desc>Feuille1.F76:Feuille1.F88</svg:desc>
                </draw:g>
              </table:table-cell>
              <table:table-cell office:value-type="float" office:value="12">
                <text:p>12</text:p>
                <draw:g>
                  <svg:desc>Feuille1.G76:Feuille1.G88</svg:desc>
                </draw:g>
              </table:table-cell>
            </table:table-row>
            <table:table-row>
              <table:table-cell office:value-type="string">
                <text:p>Abs (-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n (-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nt (+)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p (-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v (-)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 (+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 (~)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s (+)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 (-)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co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(-)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utres (~) prière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831cm" svg:height="7.218cm" xlink:href=".." xlink:type="simple" chart:class="chart:bar" chart:style-name="ch1">
        <chart:title svg:x="4.4cm" svg:y="0.28cm" chart:style-name="ch2">
          <text:p>Heures de la vierge</text:p>
        </chart:title>
        <chart:legend chart:legend-position="end" svg:x="10.647cm" svg:y="1.567cm" style:legend-expansion="high" chart:style-name="ch3"/>
        <chart:plot-area chart:style-name="ch4" table:cell-range-address="Feuille1.A39:Feuille1.I39 Feuille1.B24:Feuille1.I24" chart:data-source-has-labels="both" svg:x="0.256cm" svg:y="1.203cm" svg:width="10.135cm" svg:height="5.871cm">
          <chartooo:coordinate-region svg:x="0.877cm" svg:y="1.402cm" svg:width="9.514cm" svg:height="5.025cm"/>
          <chart:axis chart:dimension="x" chart:name="primary-x" chart:style-name="ch5" chartooo:axis-type="auto">
            <chartooo:date-scale/>
            <chart:categories table:cell-range-address="Feuille1.A39:Feuille1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39:Feuille1.B39" chart:label-cell-address="Feuille1.B24:Feuille1.B24" chart:class="chart:bar">
            <chart:data-point/>
          </chart:series>
          <chart:series chart:style-name="ch9" chart:values-cell-range-address="Feuille1.C39:Feuille1.C39" chart:label-cell-address="Feuille1.C24:Feuille1.C24" chart:class="chart:bar">
            <chart:data-point/>
          </chart:series>
          <chart:series chart:style-name="ch10" chart:values-cell-range-address="Feuille1.D39:Feuille1.D39" chart:label-cell-address="Feuille1.D24:Feuille1.D24" chart:class="chart:bar">
            <chart:data-point/>
          </chart:series>
          <chart:series chart:style-name="ch11" chart:values-cell-range-address="Feuille1.E39:Feuille1.E39" chart:label-cell-address="Feuille1.E24:Feuille1.E24" chart:class="chart:bar">
            <chart:data-point/>
          </chart:series>
          <chart:series chart:style-name="ch12" chart:values-cell-range-address="Feuille1.F39:Feuille1.F39" chart:label-cell-address="Feuille1.F24:Feuille1.F24" chart:class="chart:bar">
            <chart:data-point/>
          </chart:series>
          <chart:series chart:style-name="ch13" chart:values-cell-range-address="Feuille1.G39:Feuille1.G39" chart:label-cell-address="Feuille1.G24:Feuille1.G24" chart:class="chart:bar">
            <chart:data-point/>
          </chart:series>
          <chart:series chart:style-name="ch14" chart:values-cell-range-address="Feuille1.H39:Feuille1.H39" chart:label-cell-address="Feuille1.H24:Feuille1.H24" chart:class="chart:bar">
            <chart:data-point/>
          </chart:series>
          <chart:series chart:style-name="ch15" chart:values-cell-range-address="Feuille1.I39:Feuille1.I39" chart:label-cell-address="Feuille1.I24:Feuille1.I24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ins</text:p>
                <draw:g>
                  <svg:desc>Feuille1.B24:Feuille1.B24</svg:desc>
                </draw:g>
              </table:table-cell>
              <table:table-cell office:value-type="string">
                <text:p>Lauds</text:p>
                <draw:g>
                  <svg:desc>Feuille1.C24:Feuille1.C24</svg:desc>
                </draw:g>
              </table:table-cell>
              <table:table-cell office:value-type="string">
                <text:p>Prime</text:p>
                <draw:g>
                  <svg:desc>Feuille1.D24:Feuille1.D24</svg:desc>
                </draw:g>
              </table:table-cell>
              <table:table-cell office:value-type="string">
                <text:p>Terce</text:p>
                <draw:g>
                  <svg:desc>Feuille1.E24:Feuille1.E24</svg:desc>
                </draw:g>
              </table:table-cell>
              <table:table-cell office:value-type="string">
                <text:p>Sext</text:p>
                <draw:g>
                  <svg:desc>Feuille1.F24:Feuille1.F24</svg:desc>
                </draw:g>
              </table:table-cell>
              <table:table-cell office:value-type="string">
                <text:p>None</text:p>
                <draw:g>
                  <svg:desc>Feuille1.G24:Feuille1.G24</svg:desc>
                </draw:g>
              </table:table-cell>
              <table:table-cell office:value-type="string">
                <text:p>Vespers</text:p>
                <draw:g>
                  <svg:desc>Feuille1.H24:Feuille1.H24</svg:desc>
                </draw:g>
              </table:table-cell>
              <table:table-cell office:value-type="string">
                <text:p>Compline</text:p>
                <draw:g>
                  <svg:desc>Feuille1.I24:Feuille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Feuille1.A39:Feuille1.A39</svg:desc>
                </draw:g>
              </table:table-cell>
              <table:table-cell office:value-type="float" office:value="58">
                <text:p>58</text:p>
                <draw:g>
                  <svg:desc>Feuille1.B39:Feuille1.B39</svg:desc>
                </draw:g>
              </table:table-cell>
              <table:table-cell office:value-type="float" office:value="35">
                <text:p>35</text:p>
                <draw:g>
                  <svg:desc>Feuille1.C39:Feuille1.C39</svg:desc>
                </draw:g>
              </table:table-cell>
              <table:table-cell office:value-type="float" office:value="18">
                <text:p>18</text:p>
                <draw:g>
                  <svg:desc>Feuille1.D39:Feuille1.D39</svg:desc>
                </draw:g>
              </table:table-cell>
              <table:table-cell office:value-type="float" office:value="16">
                <text:p>16</text:p>
                <draw:g>
                  <svg:desc>Feuille1.E39:Feuille1.E39</svg:desc>
                </draw:g>
              </table:table-cell>
              <table:table-cell office:value-type="float" office:value="21">
                <text:p>21</text:p>
                <draw:g>
                  <svg:desc>Feuille1.F39:Feuille1.F39</svg:desc>
                </draw:g>
              </table:table-cell>
              <table:table-cell office:value-type="float" office:value="20">
                <text:p>20</text:p>
                <draw:g>
                  <svg:desc>Feuille1.G39:Feuille1.G39</svg:desc>
                </draw:g>
              </table:table-cell>
              <table:table-cell office:value-type="float" office:value="34">
                <text:p>34</text:p>
                <draw:g>
                  <svg:desc>Feuille1.H39:Feuille1.H39</svg:desc>
                </draw:g>
              </table:table-cell>
              <table:table-cell office:value-type="float" office:value="24">
                <text:p>24</text:p>
                <draw:g>
                  <svg:desc>Feuille1.I39:Feuille1.I39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851cm" svg:height="7.229cm" xlink:href=".." xlink:type="simple" chart:class="chart:bar" chart:style-name="ch1">
        <chart:title svg:x="4.529cm" svg:y="0.28cm" chart:style-name="ch2">
          <text:p>Heures de la croix</text:p>
        </chart:title>
        <chart:legend chart:legend-position="end" svg:x="10.667cm" svg:y="1.821cm" style:legend-expansion="high" chart:style-name="ch3"/>
        <chart:plot-area chart:style-name="ch4" table:cell-range-address="Feuille1.A56:Feuille1.H56 Feuille1.B41:Feuille1.H41" chart:data-source-has-labels="both" svg:x="0.043cm" svg:y="1.017cm" svg:width="10.762cm" svg:height="6.227cm">
          <chartooo:coordinate-region svg:x="0.955cm" svg:y="1.217cm" svg:width="9.85cm" svg:height="5.38cm"/>
          <chart:axis chart:dimension="x" chart:name="primary-x" chart:style-name="ch5" chartooo:axis-type="auto">
            <chartooo:date-scale/>
            <chart:categories table:cell-range-address="Feuille1.A56:Feuille1.A5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56:Feuille1.B56" chart:label-cell-address="Feuille1.B41:Feuille1.B41" chart:class="chart:bar">
            <chart:data-point/>
          </chart:series>
          <chart:series chart:style-name="ch9" chart:values-cell-range-address="Feuille1.C56:Feuille1.C56" chart:label-cell-address="Feuille1.C41:Feuille1.C41" chart:class="chart:bar">
            <chart:data-point/>
          </chart:series>
          <chart:series chart:style-name="ch10" chart:values-cell-range-address="Feuille1.D56:Feuille1.D56" chart:label-cell-address="Feuille1.D41:Feuille1.D41" chart:class="chart:bar">
            <chart:data-point/>
          </chart:series>
          <chart:series chart:style-name="ch11" chart:values-cell-range-address="Feuille1.E56:Feuille1.E56" chart:label-cell-address="Feuille1.E41:Feuille1.E41" chart:class="chart:bar">
            <chart:data-point/>
          </chart:series>
          <chart:series chart:style-name="ch12" chart:values-cell-range-address="Feuille1.F56:Feuille1.F56" chart:label-cell-address="Feuille1.F41:Feuille1.F41" chart:class="chart:bar">
            <chart:data-point/>
          </chart:series>
          <chart:series chart:style-name="ch13" chart:values-cell-range-address="Feuille1.G56:Feuille1.G56" chart:label-cell-address="Feuille1.G41:Feuille1.G41" chart:class="chart:bar">
            <chart:data-point/>
          </chart:series>
          <chart:series chart:style-name="ch14" chart:values-cell-range-address="Feuille1.H56:Feuille1.H56" chart:label-cell-address="Feuille1.H41:Feuille1.H4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ins</text:p>
                <draw:g>
                  <svg:desc>Feuille1.B41:Feuille1.B41</svg:desc>
                </draw:g>
              </table:table-cell>
              <table:table-cell office:value-type="string">
                <text:p>Prime</text:p>
                <draw:g>
                  <svg:desc>Feuille1.C41:Feuille1.C41</svg:desc>
                </draw:g>
              </table:table-cell>
              <table:table-cell office:value-type="string">
                <text:p>Terce</text:p>
                <draw:g>
                  <svg:desc>Feuille1.D41:Feuille1.D41</svg:desc>
                </draw:g>
              </table:table-cell>
              <table:table-cell office:value-type="string">
                <text:p>Sext</text:p>
                <draw:g>
                  <svg:desc>Feuille1.E41:Feuille1.E41</svg:desc>
                </draw:g>
              </table:table-cell>
              <table:table-cell office:value-type="string">
                <text:p>None</text:p>
                <draw:g>
                  <svg:desc>Feuille1.F41:Feuille1.F41</svg:desc>
                </draw:g>
              </table:table-cell>
              <table:table-cell office:value-type="string">
                <text:p>Vespers</text:p>
                <draw:g>
                  <svg:desc>Feuille1.G41:Feuille1.G41</svg:desc>
                </draw:g>
              </table:table-cell>
              <table:table-cell office:value-type="string">
                <text:p>Compline</text:p>
                <draw:g>
                  <svg:desc>Feuille1.H41:Feuille1.H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Feuille1.A56:Feuille1.A56</svg:desc>
                </draw:g>
              </table:table-cell>
              <table:table-cell office:value-type="float" office:value="12">
                <text:p>12</text:p>
                <draw:g>
                  <svg:desc>Feuille1.B56:Feuille1.B56</svg:desc>
                </draw:g>
              </table:table-cell>
              <table:table-cell office:value-type="float" office:value="12">
                <text:p>12</text:p>
                <draw:g>
                  <svg:desc>Feuille1.C56:Feuille1.C56</svg:desc>
                </draw:g>
              </table:table-cell>
              <table:table-cell office:value-type="float" office:value="12">
                <text:p>12</text:p>
                <draw:g>
                  <svg:desc>Feuille1.D56:Feuille1.D56</svg:desc>
                </draw:g>
              </table:table-cell>
              <table:table-cell office:value-type="float" office:value="12">
                <text:p>12</text:p>
                <draw:g>
                  <svg:desc>Feuille1.E56:Feuille1.E56</svg:desc>
                </draw:g>
              </table:table-cell>
              <table:table-cell office:value-type="float" office:value="12">
                <text:p>12</text:p>
                <draw:g>
                  <svg:desc>Feuille1.F56:Feuille1.F56</svg:desc>
                </draw:g>
              </table:table-cell>
              <table:table-cell office:value-type="float" office:value="12">
                <text:p>12</text:p>
                <draw:g>
                  <svg:desc>Feuille1.G56:Feuille1.G56</svg:desc>
                </draw:g>
              </table:table-cell>
              <table:table-cell office:value-type="float" office:value="13">
                <text:p>13</text:p>
                <draw:g>
                  <svg:desc>Feuille1.H56:Feuille1.H5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662cm" svg:height="7.122cm" xlink:href=".." xlink:type="simple" chart:class="chart:bar" chart:style-name="ch1">
        <chart:title svg:x="3.999cm" svg:y="0.278cm" chart:style-name="ch2">
          <text:p>Heures du Saint-Esprit</text:p>
        </chart:title>
        <chart:legend chart:legend-position="end" svg:x="10.478cm" svg:y="1.768cm" style:legend-expansion="high" chart:style-name="ch3"/>
        <chart:plot-area chart:style-name="ch4" table:cell-range-address="Feuille1.A73:Feuille1.H73 Feuille1.B58:Feuille1.H58" chart:data-source-has-labels="both" svg:x="0.253cm" svg:y="1.199cm" svg:width="9.972cm" svg:height="5.781cm">
          <chartooo:coordinate-region svg:x="0.874cm" svg:y="1.398cm" svg:width="9.351cm" svg:height="4.935cm"/>
          <chart:axis chart:dimension="x" chart:name="primary-x" chart:style-name="ch5" chartooo:axis-type="auto">
            <chartooo:date-scale/>
            <chart:categories table:cell-range-address="Feuille1.A73:Feuille1.A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73:Feuille1.B73" chart:label-cell-address="Feuille1.B58:Feuille1.B58" chart:class="chart:bar">
            <chart:data-point/>
          </chart:series>
          <chart:series chart:style-name="ch9" chart:values-cell-range-address="Feuille1.C73:Feuille1.C73" chart:label-cell-address="Feuille1.C58:Feuille1.C58" chart:class="chart:bar">
            <chart:data-point/>
          </chart:series>
          <chart:series chart:style-name="ch10" chart:values-cell-range-address="Feuille1.D73:Feuille1.D73" chart:label-cell-address="Feuille1.D58:Feuille1.D58" chart:class="chart:bar">
            <chart:data-point/>
          </chart:series>
          <chart:series chart:style-name="ch11" chart:values-cell-range-address="Feuille1.E73:Feuille1.E73" chart:label-cell-address="Feuille1.E58:Feuille1.E58" chart:class="chart:bar">
            <chart:data-point/>
          </chart:series>
          <chart:series chart:style-name="ch12" chart:values-cell-range-address="Feuille1.F73:Feuille1.F73" chart:label-cell-address="Feuille1.F58:Feuille1.F58" chart:class="chart:bar">
            <chart:data-point/>
          </chart:series>
          <chart:series chart:style-name="ch13" chart:values-cell-range-address="Feuille1.G73:Feuille1.G73" chart:label-cell-address="Feuille1.G58:Feuille1.G58" chart:class="chart:bar">
            <chart:data-point/>
          </chart:series>
          <chart:series chart:style-name="ch14" chart:values-cell-range-address="Feuille1.H73:Feuille1.H73" chart:label-cell-address="Feuille1.H58:Feuille1.H5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ins</text:p>
                <draw:g>
                  <svg:desc>Feuille1.B58:Feuille1.B58</svg:desc>
                </draw:g>
              </table:table-cell>
              <table:table-cell office:value-type="string">
                <text:p>Prime</text:p>
                <draw:g>
                  <svg:desc>Feuille1.C58:Feuille1.C58</svg:desc>
                </draw:g>
              </table:table-cell>
              <table:table-cell office:value-type="string">
                <text:p>Tierce</text:p>
                <draw:g>
                  <svg:desc>Feuille1.D58:Feuille1.D58</svg:desc>
                </draw:g>
              </table:table-cell>
              <table:table-cell office:value-type="string">
                <text:p>Sext</text:p>
                <draw:g>
                  <svg:desc>Feuille1.E58:Feuille1.E58</svg:desc>
                </draw:g>
              </table:table-cell>
              <table:table-cell office:value-type="string">
                <text:p>None</text:p>
                <draw:g>
                  <svg:desc>Feuille1.F58:Feuille1.F58</svg:desc>
                </draw:g>
              </table:table-cell>
              <table:table-cell office:value-type="string">
                <text:p>Vespers</text:p>
                <draw:g>
                  <svg:desc>Feuille1.G58:Feuille1.G58</svg:desc>
                </draw:g>
              </table:table-cell>
              <table:table-cell office:value-type="string">
                <text:p>Compline</text:p>
                <draw:g>
                  <svg:desc>Feuille1.H58:Feuille1.H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Feuille1.A73:Feuille1.A73</svg:desc>
                </draw:g>
              </table:table-cell>
              <table:table-cell office:value-type="float" office:value="11">
                <text:p>11</text:p>
                <draw:g>
                  <svg:desc>Feuille1.B73:Feuille1.B73</svg:desc>
                </draw:g>
              </table:table-cell>
              <table:table-cell office:value-type="float" office:value="9">
                <text:p>9</text:p>
                <draw:g>
                  <svg:desc>Feuille1.C73:Feuille1.C73</svg:desc>
                </draw:g>
              </table:table-cell>
              <table:table-cell office:value-type="float" office:value="9">
                <text:p>9</text:p>
                <draw:g>
                  <svg:desc>Feuille1.D73:Feuille1.D73</svg:desc>
                </draw:g>
              </table:table-cell>
              <table:table-cell office:value-type="float" office:value="9">
                <text:p>9</text:p>
                <draw:g>
                  <svg:desc>Feuille1.E73:Feuille1.E73</svg:desc>
                </draw:g>
              </table:table-cell>
              <table:table-cell office:value-type="float" office:value="9">
                <text:p>9</text:p>
                <draw:g>
                  <svg:desc>Feuille1.F73:Feuille1.F73</svg:desc>
                </draw:g>
              </table:table-cell>
              <table:table-cell office:value-type="float" office:value="9">
                <text:p>9</text:p>
                <draw:g>
                  <svg:desc>Feuille1.G73:Feuille1.G73</svg:desc>
                </draw:g>
              </table:table-cell>
              <table:table-cell office:value-type="float" office:value="12">
                <text:p>12</text:p>
                <draw:g>
                  <svg:desc>Feuille1.H73:Feuille1.H7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88cm" svg:height="7.193cm" xlink:href=".." xlink:type="simple" chart:class="chart:bar" chart:style-name="ch1">
        <chart:title svg:x="4.538cm" svg:y="0.279cm" chart:style-name="ch2">
          <text:p>Heures des morts</text:p>
        </chart:title>
        <chart:legend chart:legend-position="end" svg:x="10.578cm" svg:y="2.052cm" style:legend-expansion="high" chart:style-name="ch3"/>
        <chart:plot-area chart:style-name="ch4" table:cell-range-address="Feuille1.A90:Feuille1.G90 Feuille1.B75:Feuille1.G75" chart:data-source-has-labels="both" svg:x="0.255cm" svg:y="1.201cm" svg:width="10.068cm" svg:height="5.849cm">
          <chartooo:coordinate-region svg:x="0.876cm" svg:y="1.4cm" svg:width="9.447cm" svg:height="5.003cm"/>
          <chart:axis chart:dimension="x" chart:name="primary-x" chart:style-name="ch5" chartooo:axis-type="auto">
            <chartooo:date-scale/>
            <chart:categories table:cell-range-address="Feuille1.A90:Feuille1.A9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90:Feuille1.B90" chart:label-cell-address="Feuille1.B75:Feuille1.B75" chart:class="chart:bar">
            <chart:data-point/>
          </chart:series>
          <chart:series chart:style-name="ch9" chart:values-cell-range-address="Feuille1.C90:Feuille1.C90" chart:label-cell-address="Feuille1.C75:Feuille1.C75" chart:class="chart:bar">
            <chart:data-point/>
          </chart:series>
          <chart:series chart:style-name="ch10" chart:values-cell-range-address="Feuille1.D90:Feuille1.D90" chart:label-cell-address="Feuille1.D75:Feuille1.D75" chart:class="chart:bar">
            <chart:data-point/>
          </chart:series>
          <chart:series chart:style-name="ch11" chart:values-cell-range-address="Feuille1.E90:Feuille1.E90" chart:label-cell-address="Feuille1.E75:Feuille1.E75" chart:class="chart:bar">
            <chart:data-point/>
          </chart:series>
          <chart:series chart:style-name="ch12" chart:values-cell-range-address="Feuille1.F90:Feuille1.F90" chart:label-cell-address="Feuille1.F75:Feuille1.F75" chart:class="chart:bar">
            <chart:data-point/>
          </chart:series>
          <chart:series chart:style-name="ch13" chart:values-cell-range-address="Feuille1.G90:Feuille1.G90" chart:label-cell-address="Feuille1.G75:Feuille1.G7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spers</text:p>
                <draw:g>
                  <svg:desc>Feuille1.B75:Feuille1.B75</svg:desc>
                </draw:g>
              </table:table-cell>
              <table:table-cell office:value-type="string">
                <text:p>Matins</text:p>
                <draw:g>
                  <svg:desc>Feuille1.C75:Feuille1.C75</svg:desc>
                </draw:g>
              </table:table-cell>
              <table:table-cell office:value-type="string">
                <text:p>Nuit une</text:p>
                <draw:g>
                  <svg:desc>Feuille1.D75:Feuille1.D75</svg:desc>
                </draw:g>
              </table:table-cell>
              <table:table-cell office:value-type="string">
                <text:p>Nuit deux</text:p>
                <draw:g>
                  <svg:desc>Feuille1.E75:Feuille1.E75</svg:desc>
                </draw:g>
              </table:table-cell>
              <table:table-cell office:value-type="string">
                <text:p>Nuit trois</text:p>
                <draw:g>
                  <svg:desc>Feuille1.F75:Feuille1.F75</svg:desc>
                </draw:g>
              </table:table-cell>
              <table:table-cell office:value-type="string">
                <text:p>Lauds</text:p>
                <draw:g>
                  <svg:desc>Feuille1.G75:Feuille1.G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Feuille1.A90:Feuille1.A90</svg:desc>
                </draw:g>
              </table:table-cell>
              <table:table-cell office:value-type="float" office:value="36">
                <text:p>36</text:p>
                <draw:g>
                  <svg:desc>Feuille1.B90:Feuille1.B90</svg:desc>
                </draw:g>
              </table:table-cell>
              <table:table-cell office:value-type="float" office:value="5">
                <text:p>5</text:p>
                <draw:g>
                  <svg:desc>Feuille1.C90:Feuille1.C90</svg:desc>
                </draw:g>
              </table:table-cell>
              <table:table-cell office:value-type="float" office:value="24">
                <text:p>24</text:p>
                <draw:g>
                  <svg:desc>Feuille1.D90:Feuille1.D90</svg:desc>
                </draw:g>
              </table:table-cell>
              <table:table-cell office:value-type="float" office:value="24">
                <text:p>24</text:p>
                <draw:g>
                  <svg:desc>Feuille1.E90:Feuille1.E90</svg:desc>
                </draw:g>
              </table:table-cell>
              <table:table-cell office:value-type="float" office:value="28">
                <text:p>28</text:p>
                <draw:g>
                  <svg:desc>Feuille1.F90:Feuille1.F90</svg:desc>
                </draw:g>
              </table:table-cell>
              <table:table-cell office:value-type="float" office:value="39">
                <text:p>39</text:p>
                <draw:g>
                  <svg:desc>Feuille1.G90:Feuille1.G90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